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2"/>
      <text:p text:style-name="P12"><text:soft-page-break/>Sat 10/22/16 11:10 AM - <text:span text:style-name="T1">4.5 miles</text:span></text:p>
      <text:p text:style-name="P12">On the indoor track:</text:p>
      <text:p text:style-name="P12">¼ mile of drills</text:p>
      <text:p text:style-name="P12">½ mile run without shoes in 4:22 and then rest a few minutes</text:p>
      <text:p text:style-name="P12">On a treadmill:</text:p>
      <text:p text:style-name="P12">3 mile run in 26:15 or 8:45/mile</text:p>
      <text:p text:style-name="P12">¾ mile warm down</text:p>
      <text:p text:style-name="P12"/>
      <text:p text:style-name="P14">Sun 10/23/16 1:21 PM - <text:span text:style-name="T1">5 miles</text:span></text:p>
      <text:p text:style-name="P13">Compare this workout to Mon 10/17/16.</text:p>
      <text:p text:style-name="P13">On hilly roads, I walked ½ mile and ran ½ mile during every mile.</text:p>
      <text:p text:style-name="P13">time 59:56 or 11:59/mile</text:p>
      <text:p text:style-name="P13">My average walking pace was 14:10/mile and my average running pace was 9:50/mile.</text:p>
      <text:p text:style-name="P13">I walked 25s/mile faster today.</text:p>
      <text:p text:style-name="P13"/>
      <text:p text:style-name="P13">Mon 10/24/16 8:58 AM - <text:span text:style-name="T1">3.25 miles</text:span></text:p>
      <text:p text:style-name="P13">I ran one mile with no shoes on the indoor track in 8:37 and rested a few minutes.</text:p>
      <text:p text:style-name="P13">On a treadmill I ran 2 miles in 18:15 or 9:08/mile. </text:p>
      <text:p text:style-name="P13">I jogged ¼ mile.</text:p>
      <text:p text:style-name="P13"/>
      <text:p text:style-name="P13">Tues 10/25/16 <text:s/>11:32 AM - <text:span text:style-name="T1">5 miles</text:span></text:p>
      <text:p text:style-name="P13">1 mile on the indoor track in 8:34 and rested 4 minutes.</text:p>
      <text:p text:style-name="P13">On a treadmill I ran 5x ½ mile with a ¼ mile jog before each ½ mile.</text:p>
      <text:p text:style-name="P13">I jogged a ¼ mile to warm down.</text:p>
      <text:p text:style-name="P13">All the ½ miles were in 4:00 and the ¼ mile jogs were about 3:00.</text:p>
      <text:p text:style-name="P13"/>
      <text:p text:style-name="P13">Wed 10/26/16 11:34 AM - <text:span text:style-name="T1">2 miles</text:span> </text:p>
      <text:p text:style-name="P13">I walked and ran 2 miles in 23:14 or 11:37/mile.</text:p>
      <text:p text:style-name="P13">The walk/run ratio was 3/7.</text:p>
      <text:p text:style-name="P13"/>
      <text:p text:style-name="P13">Thur 10/27/16 8:10 AM - <text:span text:style-name="T1">5 miles</text:span></text:p>
      <text:p text:style-name="P13">On indoor track:</text:p>
      <text:p text:style-name="P13">½ mile in 4:38 and rested 1:00</text:p>
      <text:p text:style-name="P13">½ mile in 4:50 running straightaways and jogging turns and rested 5:00</text:p>
      <text:p text:style-name="P13">On treadmill:</text:p>
      <text:p text:style-name="P13">¼ <text:s/>mile at various paces as fast as 7:10/mile and rested 3:00</text:p>
      <text:p text:style-name="P13">0.05 miles before a 5K run to get treadmill up to speed</text:p>
      <text:p text:style-name="P13">5K run in 24:15 or 7:49/mi, splits 7:53, 7:50, 7:47 and 44s for the last 0.1 mile</text:p>
      <text:p text:style-name="P13">My heart rate at the end of the 5K was 161.</text:p>
      <text:p text:style-name="P13">0.6 mile warm down</text:p>
      <text:p text:style-name="P13"/>
      <text:p text:style-name="P13">Fri 10/28/16 9:11 AM - <text:span text:style-name="T1">2 miles</text:span></text:p>
      <text:p text:style-name="P13">On indoor track 1 mile with no shoes in 9:29 going faster as I ran and rested 4 minutes.</text:p>
      <text:p text:style-name="P13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13"><text:soft-page-break/>Sat 11/5/16 <text:s/><text:span text:style-name="T1">4 miles</text:span></text:p>
      <text:p text:style-name="P13">½ mile to indoor track</text:p>
      <text:p text:style-name="P13">2 miles on the track with no shoes: 8:59 + 8:24, the last ½ mile 4:03</text:p>
      <text:p text:style-name="P13">rested 5 minutes</text:p>
      <text:p text:style-name="P13">1 mile walk/run in 11:55. <text:s/>I walked ¼ mile, ran ¼ mile and repeated.</text:p>
      <text:p text:style-name="P13">½ mile jog</text:p>
      <text:p text:style-name="P13"/>
      <text:p text:style-name="P13">Sun 11/6/16 <text:span text:style-name="T1">3 miles</text:span></text:p>
      <text:p text:style-name="P13">I walked and ran 3 miles in 34:10 or 11:22/mile. <text:s/>walked ¼, ran ¼ and repeated</text:p>
      <text:p text:style-name="P13">avg walking pace = 13:41/mile </text:p>
      <text:p text:style-name="P13">avg running pace = 9:01/mile</text:p>
      <text:p text:style-name="P13"/>
      <text:p text:style-name="P13">Mon 11/7/16 <text:span text:style-name="T1">6.5 miles</text:span></text:p>
      <text:p text:style-name="P13">6 miles jogging and running (1.5 on roads, 4.5 on outdoor track)</text:p>
      <text:p text:style-name="P13">The 6 miles consisted of intervals of 3 x ¾ mile and 4 x ½ mile with a ¼ mile jog before each interval. <text:s/>After the 6 miles I walked a ½ mile. </text:p>
      <text:p text:style-name="P13">avg pace for 3 x ¾ mile = <text:s/>9:49/mile, </text:p>
      <text:p text:style-name="P13">avg pace for 4 x ½ mile = 9:10/mile, </text:p>
      <text:p text:style-name="P13">avg pace for jogs = 12:30/mile</text:p>
      <text:p text:style-name="P13"/>
      <text:p text:style-name="P13">Tues 11/8/16 <text:s/><text:span text:style-name="T1">4 miles</text:span></text:p>
      <text:p text:style-name="P13">4 mile run/walk on hilly roads in 44:46 or 11:12/mile</text:p>
      <text:p text:style-name="P13">I walked 7 times for a total of 13:30 of walking and 31:16 of running.</text:p>
      <text:p text:style-name="P13"/>
      <text:p text:style-name="P13">Wed 11/9/16 <text:s/><text:span text:style-name="T1">4.5 miles</text:span></text:p>
      <text:p text:style-name="P13">1 mile with no shoes on the indoor track in 8:45 and then rested 10 minutes</text:p>
      <text:p text:style-name="P13">On a treadmill: warm up ½ mile in 4:58 </text:p>
      <text:p text:style-name="P13"><text:tab/>2 miles in 16:22 or 8:11/mile</text:p>
      <text:p text:style-name="P13"><text:tab/>Splits: 1 mile in 8:57, 1mile in 7:25 (½ mile in 3:51 and ½ mile in 3:34)</text:p>
      <text:p text:style-name="P13"><text:tab/>The last ¼ mile just under 7:00/mile pace.</text:p>
      <text:p text:style-name="P13">On treadmill: warm down, ½ mile in 4:58 and ½ mile walk in 7:29 </text:p>
      <text:p text:style-name="P13"/>
      <text:p text:style-name="P13">Thur 11/9/16 <text:s/><text:span text:style-name="T1">5 miles</text:span></text:p>
      <text:p text:style-name="P13">I ran with Tiffany Hrach and Jim Fitch on the Allegheny College indoor track.</text:p>
      <text:p text:style-name="P13">1 mile warm up</text:p>
      <text:p text:style-name="P13">5 x ½ mile with ¼ mile jog between each interval. We took turns leading. </text:p>
      <text:p text:style-name="P13">times on ½ miles: 4:41, 4:36, 4:37, 4:39, 4:33</text:p>
      <text:p text:style-name="P13">½ mile walk/run warmdown</text:p>
      <text:p text:style-name="P13"/>
      <text:p text:style-name="P13">Fri 11/10/16 <text:span text:style-name="T1">4 miles</text:span></text:p>
      <text:p text:style-name="P13">2 miles on the indoor track with no shoes. half mile spits: 4:40+4:30+4:07+3:50 = 17:07</text:p>
      <text:p text:style-name="P13">rested 12 minutes</text:p>
      <text:p text:style-name="P13">On treadmill: 2 x ½ mile and 1 x 0.3 miles with 0.25 mile jogs after each.</text:p>
      <text:p text:style-name="P13">Times: <text:s/>4:00, 3:51 and the 0.3 miles was at 6:53/ mile pace.</text:p>
      <text:p text:style-name="P15">31 miles in the last week</text:p>
      <text:p text:style-name="P13"><text:soft-page-break/>Sat 11/12/16 <text:span text:style-name="T1">6 miles</text:span></text:p>
      <text:p text:style-name="P13">I walked and ran 2 miles on hilly roads in 21:48 or 10:54/mile. <text:s/>I walked 4 times one minute.</text:p>
      <text:p text:style-name="P13">I rested <text:s/>7 minutes and then ran 4 miles on hilly roads. </text:p>
      <text:p text:style-name="P13">Splits: 10:48, 9:18, 9:50, 8:29 Time=38:25 or 9:36/mile</text:p>
      <text:p text:style-name="P13"/>
      <text:p text:style-name="P13">Sun 11/13/16 <text:span text:style-name="T1">3 miles</text:span></text:p>
      <text:p text:style-name="P13">I ran 3 miles out and back on hilly roads in 11:35+10:13+9:34=31:22 or 10:27/mile</text:p>
      <text:p text:style-name="P13"/>
      <text:p text:style-name="P13">Mon 11/14/16 <text:span text:style-name="T1">3 miles</text:span></text:p>
      <text:p text:style-name="P13">Same run as yesterday</text:p>
      <text:p text:style-name="P13">Splits: 10:38+9:53+8:43=29:14 or 9:44/mile</text:p>
      <text:p text:style-name="P13"/>
      <text:p text:style-name="P13">Tues 11/15/16 <text:span text:style-name="T1">5 miles</text:span></text:p>
      <text:p text:style-name="P13">I walked and ran 5 miles on slightly hilly roads in 58:36 or 11:43/mile. <text:s/>I walked about 0.12 miles at the beginning of each ½ mile.</text:p>
      <text:p text:style-name="P13"/>
      <text:p text:style-name="P13">Wed 11/16/16 <text:span text:style-name="T1">5 miles <text:s/></text:span>(same workout as<text:span text:style-name="T1"> </text:span>Thur 10/27/16)</text:p>
      <text:p text:style-name="P13">On indoor track:</text:p>
      <text:p text:style-name="P13">½ mile with no shoes in 4:36 and rested 1:00</text:p>
      <text:p text:style-name="P13">½ mile with shoes in 4:49 running straightaways and jogging turns and rested 5:30</text:p>
      <text:p text:style-name="P13">On treadmill:</text:p>
      <text:p text:style-name="P13">¼ <text:s/>mile at various paces as fast as 6:54/mile and rested 4:00</text:p>
      <text:p text:style-name="P13">0.05 miles before a 5K run to get treadmill up to speed</text:p>
      <text:p text:style-name="P13">5K run in 23:55 or 7:43/mi, splits 7:46, 7:42, 7:44 and 43s for the last 0.1 mile</text:p>
      <text:p text:style-name="P13">My heart rate at the end of the 5K was 161.</text:p>
      <text:p text:style-name="P13">0.6 mile warm dow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16T14:04:00.50</dc:date>
    <dc:creator>James Lombardi</dc:creator>
    <meta:editing-duration>PT12H2M31S</meta:editing-duration>
    <meta:editing-cycles>61</meta:editing-cycles>
    <meta:generator>OpenOffice/4.1.2$Win32 OpenOffice.org_project/412m3$Build-9782</meta:generator>
    <meta:document-statistic meta:table-count="0" meta:image-count="0" meta:object-count="0" meta:page-count="6" meta:paragraph-count="203" meta:word-count="1871" meta:character-count="9058"/>
  </office:meta>
</office:document-meta>
</file>